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20"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0">case of</text:span></text:p>
          </draw:text-box>
        </draw:frame>
        <draw:frame draw:style-name="gr29" draw:text-style-name="P25" draw:layer="layout" svg:width="9.985cm" svg:height="2.859cm" svg:x="1.4cm" svg:y="9cm">
          <draw:text-box>
            <text:p><text:span text:style-name="T30">class instance</text:span></text:p>
            <text:p><text:span text:style-name="T30">deriving</text:span></text:p>
          </draw:text-box>
        </draw:frame>
        <draw:frame draw:style-name="gr30" draw:text-style-name="P25" draw:layer="layout" svg:width="9.307cm" svg:height="2.859cm" svg:x="1.4cm" svg:y="13.1cm">
          <draw:text-box>
            <text:p><text:span text:style-name="T30">data newtype</text:span></text:p>
            <text:p><text:span text:style-name="T30">type </text:span></text:p>
          </draw:text-box>
        </draw:frame>
        <draw:frame draw:style-name="gr31" draw:text-style-name="P25" draw:layer="layout" svg:width="1.857cm" svg:height="1.555cm" svg:x="1.4cm" svg:y="17.701cm">
          <draw:text-box>
            <text:p><text:span text:style-name="T30">do</text:span></text:p>
          </draw:text-box>
        </draw:frame>
        <draw:frame draw:style-name="gr32" draw:text-style-name="P25" draw:layer="layout" svg:width="8.63cm" svg:height="1.555cm" svg:x="15cm" svg:y="5.401cm">
          <draw:text-box>
            <text:p><text:span text:style-name="T30">if then else</text:span></text:p>
          </draw:text-box>
        </draw:frame>
        <draw:frame draw:style-name="gr33" draw:text-style-name="P25" draw:layer="layout" svg:width="4.566cm" svg:height="2.859cm" svg:x="15cm" svg:y="12.601cm">
          <draw:text-box>
            <text:p><text:span text:style-name="T30">let in</text:span></text:p>
            <text:p><text:span text:style-name="T30">where</text:span></text:p>
          </draw:text-box>
        </draw:frame>
        <draw:frame draw:style-name="gr33" draw:text-style-name="P25" draw:layer="layout" svg:width="4.566cm" svg:height="2.859cm" svg:x="15cm" svg:y="8.302cm">
          <draw:text-box>
            <text:p><text:span text:style-name="T30">module</text:span></text:p>
            <text:p><text:span text:style-name="T30">import</text:span></text:p>
          </draw:text-box>
        </draw:frame>
        <draw:frame draw:style-name="gr30" draw:text-style-name="P25" draw:layer="layout" svg:width="9.307cm" svg:height="2.859cm" svg:x="15cm" svg:y="16.603cm">
          <draw:text-box>
            <text:p><text:span text:style-name="T30">infix</text:span></text:p>
            <text:p><text:span text:style-name="T30">infixl infixr</text:span></text:p>
          </draw:text-box>
        </draw:frame>
        <draw:frame draw:style-name="gr34"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5" draw:text-style-name="P26" draw:layer="layout" svg:width="2.407cm" svg:height="0.89cm" svg:x="1.5cm" svg:y="16.7cm">
          <draw:text-box>
            <text:p><text:span text:style-name="T31">モナド</text:span></text:p>
          </draw:text-box>
        </draw:frame>
        <draw:frame draw:style-name="gr36" draw:text-style-name="P26" draw:layer="layout" svg:width="1.772cm" svg:height="0.89cm" svg:x="15cm" svg:y="4.8cm">
          <draw:text-box>
            <text:p><text:span text:style-name="T31">if</text:span><text:span text:style-name="T31">文</text:span></text:p>
          </draw:text-box>
        </draw:frame>
        <draw:frame draw:style-name="gr37" draw:text-style-name="P26" draw:layer="layout" svg:width="3.677cm" svg:height="0.89cm" svg:x="15cm" svg:y="7.4cm">
          <draw:text-box>
            <text:p><text:span text:style-name="T31">モジュール</text:span></text:p>
          </draw:text-box>
        </draw:frame>
        <draw:frame draw:style-name="gr34" draw:text-style-name="P26" draw:layer="layout" svg:width="4.947cm" svg:height="0.89cm" svg:x="15cm" svg:y="11.7cm">
          <draw:text-box>
            <text:p><text:span text:style-name="T31">局所変数の定義</text:span></text:p>
          </draw:text-box>
        </draw:frame>
        <draw:frame draw:style-name="gr38"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40"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41"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3"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3"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2"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5"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6" draw:text-style-name="P16" draw:layer="layout" svg:width="5.582cm" svg:height="0.89cm" svg:x="3.8cm" svg:y="3.9cm">
          <draw:text-box>
            <text:p><text:span text:style-name="T22">型コンストラクタ</text:span></text:p>
          </draw:text-box>
        </draw:frame>
        <draw:frame draw:style-name="gr56" draw:text-style-name="P16" draw:layer="layout" svg:width="5.582cm" svg:height="0.89cm" svg:x="9.8cm" svg:y="3.8cm">
          <draw:text-box>
            <text:p><text:span text:style-name="T22">値コンストラクタ</text:span></text:p>
          </draw:text-box>
        </draw:frame>
        <draw:frame draw:style-name="gr35" draw:text-style-name="P16" draw:layer="layout" svg:width="2.407cm" svg:height="0.89cm" svg:x="15.8cm" svg:y="3.9cm">
          <draw:text-box>
            <text:p><text:span text:style-name="T22">引数型</text:span></text:p>
          </draw:text-box>
        </draw:frame>
        <draw:frame draw:style-name="gr35" draw:text-style-name="P16" draw:layer="layout" svg:width="2.407cm" svg:height="0.89cm" svg:x="18.901cm" svg:y="3.9cm">
          <draw:text-box>
            <text:p><text:span text:style-name="T22">引数型</text:span></text:p>
          </draw:text-box>
        </draw:frame>
        <draw:frame draw:style-name="gr56" draw:text-style-name="P16" draw:layer="layout" svg:width="5.582cm" svg:height="0.89cm" svg:x="8.8cm" svg:y="7.9cm">
          <draw:text-box>
            <text:p><text:span text:style-name="T22">値コンストラクタ</text:span></text:p>
          </draw:text-box>
        </draw:frame>
        <draw:frame draw:style-name="gr35" draw:text-style-name="P16" draw:layer="layout" svg:width="2.407cm" svg:height="0.89cm" svg:x="14.8cm" svg:y="7.9cm">
          <draw:text-box>
            <text:p><text:span text:style-name="T22">引数型</text:span></text:p>
          </draw:text-box>
        </draw:frame>
        <draw:frame draw:style-name="gr35" draw:text-style-name="P16" draw:layer="layout" svg:width="2.407cm" svg:height="0.89cm" svg:x="18.401cm" svg:y="7.9cm">
          <draw:text-box>
            <text:p><text:span text:style-name="T22">引数型</text:span></text:p>
          </draw:text-box>
        </draw:frame>
        <draw:frame draw:style-name="gr35"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8"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60"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7"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4">&gt; pred True</text:span></text:p>
            <text:p text:style-name="P7"><text:span text:style-name="T14">False</text:span></text:p>
            <text:p text:style-name="P7"><text:span text:style-name="T14">&gt; pred False</text:span></text:p>
            <text:p text:style-name="P7"><text:span text:style-name="T14">*** Exception: Prelude.Enum.Bool.pred: bad argument</text:span></text:p>
            <text:p text:style-name="P7"><text:span text:style-name="T14">&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2">pred3 :: Enum a =&gt; a -&gt; Maybe a</text:span></text:p>
                <text:p><text:span text:style-name="T12">predN :: Enum a =&gt; Int -&gt; a -&gt; Maybe a</text:span></text:p>
                <text:p><text:span text:style-name="T12"/></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7">StateT Int IO</text:span><text:span text:style-name="T27">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8"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すべてを提出するか、exercise10のみを提出するか、どちらかでかまいません。</text:p>
              </text:list-item>
              <text:list-item>
                <text:p>exercise10を解くにあたってわからないことが出てきたら、冒頭にあげたコミュニティで質問してください。質疑応答のメールやURLを添付してくださったらそれも採点の対象に加えます。コミュニティでのQ&amp;Aは共有の財産となるからです！</text:p>
              </text:list-item>
            </text:list>
          </draw:text-box>
        </draw:frame>
        <draw:frame draw:style-name="gr68"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2.179cm" svg:x="1.4cm" svg:y="4.914cm" presentation:class="outline">
          <draw:text-box>
            <text:list text:style-name="L2">
              <text:list-item>
                <text:p>learn-haskellフォルダ以下、exercise-* フォルダのプログラムに改良を加えたうえで、learn-haskellフォルダ全体を圧縮して manabaから提出してください（という方法でできるのかな？）</text:p>
              </text:list-item>
              <text:list-item>
                <text:p>learn-haskellフォルダ直下にSOLUTION.md (.txt, .pdf ...)というファイルを作り、貴方の氏名、学籍番号、やったこと、解の内容についての解説などを記入して下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office:forms form:automatic-focus="false" form:apply-design-mode="false"/>
        <draw:frame presentation:style-name="pr23" draw:layer="layout" svg:width="23cm" svg:height="6.209cm" svg:x="2.4cm" svg:y="7.452cm">
          <draw:text-box>
            <text:p><text:span text:style-name="T7">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23:48:50.802021586</dc:date>
    <meta:editing-duration>P3DT11H7M32S</meta:editing-duration>
    <meta:editing-cycles>238</meta:editing-cycles>
    <meta:generator>LibreOffice/4.3.3.2$Linux_X86_64 LibreOffice_project/430m0$Build-2</meta:generator>
    <meta:document-statistic meta:object-count="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